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draw:fill="none" draw:fill-color="#ffffff" fo:min-height="5.902cm" fo:padding-left="0.15cm" fo:padding-right="0.15cm"/>
    </style:style>
    <style:style style:name="gr2" style:family="graphic" style:parent-style-name="standard">
      <style:graphic-properties draw:stroke="dash" draw:stroke-dash="Ultrafine_20_Dashed" svg:stroke-color="#000000" draw:fill="none" draw:fill-color="#ffffff" fo:min-height="2.75cm" fo:padding-left="0.15cm" fo:padding-right="0.15cm"/>
    </style:style>
    <style:style style:name="gr3" style:family="graphic" style:parent-style-name="standard">
      <style:graphic-properties draw:stroke="dash" draw:stroke-dash="Ultrafine_20_Dashed" svg:stroke-color="#000000" draw:fill="none" draw:fill-color="#ffffff" fo:min-height="2.366cm" fo:padding-left="0.15cm" fo:padding-right="0.15cm"/>
    </style:style>
    <style:style style:name="gr4" style:family="graphic" style:parent-style-name="standard">
      <style:graphic-properties draw:stroke="dash" draw:stroke-dash="Ultrafine_20_Dashed" svg:stroke-color="#000000" draw:fill="none" draw:fill-color="#ffffff" fo:min-height="3.075cm" fo:padding-left="0.15cm" fo:padding-right="0.15cm"/>
    </style:style>
    <style:style style:name="gr5" style:family="graphic" style:parent-style-name="standard">
      <style:graphic-properties draw:stroke="dash" draw:stroke-dash="Ultrafine_20_Dashed" svg:stroke-color="#000000" draw:fill="none" draw:fill-color="#ffffff" fo:min-height="2.25cm" fo:padding-left="0.15cm" fo:padding-right="0.15cm"/>
    </style:style>
    <style:style style:name="gr6" style:family="graphic" style:parent-style-name="standard">
      <style:graphic-properties draw:stroke="dash" draw:stroke-dash="Ultrafine_20_Dashed" svg:stroke-color="#000000" draw:fill="none" draw:fill-color="#ffffff" fo:min-height="3.245cm" fo:padding-left="0.15cm" fo:padding-right="0.15cm"/>
    </style:style>
    <style:style style:name="gr7" style:family="graphic" style:parent-style-name="standard">
      <style:graphic-properties draw:stroke="dash" draw:stroke-dash="Ultrafine_20_Dashed" svg:stroke-color="#000000" draw:fill="none" draw:fill-color="#ffffff" fo:min-height="4.151cm" fo:padding-left="0.15cm" fo:padding-right="0.15cm"/>
    </style:style>
    <style:style style:name="gr8" style:family="graphic" style:parent-style-name="standard">
      <style:graphic-properties draw:marker-start-width="0.2cm" draw:marker-end="Arrow" draw:marker-end-width="0.2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37cm"/>
    </style:style>
    <style:style style:name="gr10" style:family="graphic" style:parent-style-name="standard">
      <style:graphic-properties draw:stroke="none" svg:stroke-color="#000000" draw:fill="none" draw:fill-color="#ffffff" fo:min-height="0.975cm"/>
    </style:style>
    <style:style style:name="gr11" style:family="graphic" style:parent-style-name="standard">
      <style:graphic-properties draw:stroke="none" svg:stroke-color="#000000" draw:fill="none" draw:fill-color="#ffffff" fo:min-height="0.41cm"/>
    </style:style>
    <style:style style:name="gr12" style:family="graphic" style:parent-style-name="standard">
      <style:graphic-properties draw:stroke="dash" draw:stroke-dash="Ultrafine_20_Dashed" svg:stroke-color="#000000" draw:fill="none" draw:fill-color="#ffffff" fo:min-height="3.45cm" fo:padding-left="0.15cm" fo:padding-right="0.15cm"/>
    </style:style>
    <style:style style:name="P1" style:family="paragraph">
      <style:paragraph-properties fo:margin-left="0cm" fo:margin-right="0cm" fo:text-indent="0cm">
        <style:tab-stops>
          <style:tab-stop style:position="1.826cm"/>
        </style:tab-stops>
      </style:paragraph-properties>
    </style:style>
    <style:style style:name="P2" style:family="paragraph">
      <style:paragraph-properties fo:margin-left="2.736cm" fo:margin-right="0cm" fo:text-indent="-2.736cm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text-indent="0cm">
        <style:tab-stops>
          <style:tab-stop style:position="1.826cm"/>
        </style:tab-stops>
      </style:paragraph-properties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>
        <style:tab-stops>
          <style:tab-stop style:position="2.284cm"/>
        </style:tab-stops>
      </style:paragraph-properties>
    </style:style>
    <style:style style:name="P5" style:family="paragraph">
      <style:paragraph-properties fo:margin-left="0cm" fo:margin-right="0cm" fo:text-indent="0cm">
        <style:tab-stops>
          <style:tab-stop style:position="2.555cm"/>
        </style:tab-stops>
      </style:paragraph-properties>
    </style:style>
    <style:style style:name="P6" style:family="paragraph">
      <style:paragraph-properties fo:margin-left="0cm" fo:margin-right="0cm" fo:text-indent="0cm">
        <style:tab-stops>
          <style:tab-stop style:position="3.369cm"/>
        </style:tab-stops>
      </style:paragraph-properties>
    </style:style>
    <style:style style:name="P7" style:family="paragraph">
      <style:paragraph-properties fo:margin-left="1.111cm" fo:margin-right="0cm" fo:text-indent="-1.111cm">
        <style:tab-stops>
          <style:tab-stop style:position="1.138cm"/>
        </style:tab-stops>
      </style:paragraph-properties>
    </style:style>
    <style:style style:name="P8" style:family="paragraph">
      <style:paragraph-properties fo:margin-left="1.99cm" fo:margin-right="0cm" fo:text-indent="-1.99cm">
        <style:tab-stops>
          <style:tab-stop style:position="0cm"/>
        </style:tab-stops>
      </style:paragraph-properties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indent="0cm"/>
      <style:text-properties fo:font-size="12pt" fo:font-style="italic" style:font-size-asian="12pt" style:font-style-asian="italic" style:font-size-complex="12pt" style:font-style-complex="italic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2.274cm" fo:margin-right="0cm" fo:text-indent="-2.274cm">
        <style:tab-stops>
          <style:tab-stop style:position="-0.023cm"/>
        </style:tab-stops>
      </style:paragraph-properties>
    </style:style>
    <style:style style:name="P14" style:family="paragraph">
      <style:paragraph-properties fo:margin-left="0cm" fo:margin-right="0cm" fo:text-indent="0cm"/>
      <style:text-properties fo:font-size="9pt" fo:font-style="italic" style:font-size-asian="9pt" style:font-style-asian="italic" style:font-size-complex="9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4" style:family="text">
      <style:text-properties fo:font-size="9pt" fo:font-style="italic" style:font-size-asian="9pt" style:font-style-asian="italic" style:font-size-complex="9pt" style:font-style-complex="italic"/>
    </style:style>
    <style:style style:name="T5" style:family="text">
      <style:text-properties fo:color="#00ae00"/>
    </style:style>
    <style:style style:name="T6" style:family="text">
      <style:text-properties fo:color="#00ae00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2.73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.11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1.9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2.27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3" draw:id="id2" draw:layer="layout" svg:width="5.9cm" svg:height="6.152cm" svg:x="8.414cm" svg:y="2.341cm">
          <draw:text-box>
            <text:p text:style-name="P1"><text:span text:style-name="T1">module</text:span></text:p>
            <text:p text:style-name="P1"><text:span text:style-name="T1">-------------------------</text:span></text:p>
            <text:p text:style-name="P2"><text:span text:style-name="T2">id</text:span><text:span text:style-name="T2"><text:tab/></text:span><text:span text:style-name="T2">INT AUTO</text:span></text:p>
            <text:p text:style-name="P2"><text:span text:style-name="T2">name</text:span><text:span text:style-name="T2"><text:tab/></text:span><text:span text:style-name="T2">VARCHAR(50)</text:span></text:p>
            <text:p text:style-name="P2"><text:span text:style-name="T2">homepage</text:span><text:span text:style-name="T2"><text:tab/></text:span><text:span text:style-name="T2">VARCHAR(50)</text:span></text:p>
            <text:p text:style-name="P2"><text:span text:style-name="T2">description</text:span><text:span text:style-name="T2"><text:tab/></text:span><text:span text:style-name="T2">TEXT</text:span></text:p>
            <text:p text:style-name="P2"><text:span text:style-name="T2">comment</text:span><text:span text:style-name="T2"><text:tab/></text:span><text:span text:style-name="T2">TEXT</text:span></text:p>
            <text:p text:style-name="P2"><text:span text:style-name="T2">bugs_base</text:span><text:span text:style-name="T2"><text:tab/></text:span><text:span text:style-name="T2">VARCHAR(50)</text:span></text:p>
            <text:p text:style-name="P2"><text:span text:style-name="T2">bugs_product</text:span><text:span text:style-name="T2"><text:tab/></text:span><text:span text:style-name="T2">VARCHAR(50)</text:span></text:p>
            <text:p text:style-name="P2"><text:span text:style-name="T2">bugs_component</text:span><text:span text:style-name="T2"><text:tab/></text:span><text:span text:style-name="T2">VARCHAR(50)</text:span></text:p>
            <text:p text:style-name="P2"><text:span text:style-name="T2">vcs_type</text:span><text:span text:style-name="T2"><text:tab/></text:span><text:span text:style-name="T2">ENUM('cvs', 'svn', 'git', 'hg', 'bzr')</text:span></text:p>
            <text:p text:style-name="P2"><text:span text:style-name="T2">vcs_root</text:span></text:p>
            <text:p text:style-name="P2"><text:span text:style-name="T2">vcs_web</text:span></text:p>
            <text:p text:style-name="P2"><text:span text:style-name="T3">*maintainers*</text:span></text:p>
          </draw:text-box>
          <draw:glue-point draw:id="4" svg:x="-5cm" svg:y="-2.695cm"/>
          <draw:glue-point draw:id="5" svg:x="5cm" svg:y="-2.846cm"/>
        </draw:frame>
        <draw:frame draw:style-name="gr2" draw:text-style-name="P3" draw:id="id7" draw:layer="layout" svg:width="5.03cm" svg:height="3.141cm" svg:x="15.5cm" svg:y="4cm">
          <draw:text-box>
            <text:p text:style-name="P1"><text:span text:style-name="T1">branch</text:span></text:p>
            <text:p text:style-name="P1"><text:span text:style-name="T1">-------------------------</text:span></text:p>
            <text:p text:style-name="P4"><text:span text:style-name="T2">id</text:span><text:span text:style-name="T2"><text:tab/></text:span><text:span text:style-name="T2">INT NOT NULL</text:span></text:p>
            <text:p text:style-name="P4"><text:span text:style-name="T2">name</text:span><text:span text:style-name="T2"><text:tab/></text:span><text:span text:style-name="T2">VARCHAR(50)</text:span></text:p>
            <text:p text:style-name="P4"><text:span text:style-name="T2">vcs_subpath</text:span><text:span text:style-name="T2"><text:tab/></text:span><text:span text:style-name="T2">VARCHAR(50)</text:span></text:p>
            <text:p text:style-name="P4"><text:span text:style-name="T2">module_id</text:span><text:span text:style-name="T2"><text:tab/></text:span><text:span text:style-name="T2">INT</text:span></text:p>
            <text:p text:style-name="P4"><text:span text:style-name="T4">*releases*</text:span></text:p>
          </draw:text-box>
          <draw:glue-point draw:id="4" svg:x="5cm" svg:y="-0.716cm"/>
          <draw:glue-point draw:id="5" svg:x="-4.884cm" svg:y="-0.253cm"/>
          <draw:glue-point draw:id="6" svg:x="-5cm" svg:y="3.276cm"/>
        </draw:frame>
        <draw:frame draw:style-name="gr3" draw:text-style-name="P3" draw:id="id1" draw:layer="layout" svg:width="5.33cm" svg:height="2.616cm" svg:x="1.77cm" svg:y="2.875cm">
          <draw:text-box>
            <text:p text:style-name="P1"><text:span text:style-name="T1">module_maintainer</text:span></text:p>
            <text:p text:style-name="P1"><text:span text:style-name="T1">-------------------------</text:span></text:p>
            <text:p text:style-name="P1"><text:span text:style-name="T2">id</text:span><text:span text:style-name="T2"><text:tab/></text:span><text:span text:style-name="T2">INT NOT NULL</text:span></text:p>
            <text:p text:style-name="P1"><text:span text:style-name="T2">module_id</text:span><text:span text:style-name="T2"><text:tab/></text:span><text:span text:style-name="T2">INT</text:span></text:p>
            <text:p text:style-name="P1"><text:span text:style-name="T2">person_id</text:span><text:span text:style-name="T2"><text:tab/></text:span><text:span text:style-name="T2">VARCHAR(25)</text:span></text:p>
          </draw:text-box>
          <draw:glue-point draw:id="4" svg:x="-4.996cm" svg:y="3.123cm"/>
        </draw:frame>
        <draw:frame draw:style-name="gr2" draw:text-style-name="P3" draw:id="id5" draw:layer="layout" svg:width="4.53cm" svg:height="3cm" svg:x="9.9cm" svg:y="16cm">
          <draw:text-box>
            <text:p text:style-name="P1"><text:span text:style-name="T1">language</text:span></text:p>
            <text:p text:style-name="P1"><text:span text:style-name="T1">-------------------------</text:span></text:p>
            <text:p text:style-name="P1"><text:span text:style-name="T2">id</text:span><text:span text:style-name="T2"><text:tab/></text:span><text:span text:style-name="T2">INT AUTO</text:span></text:p>
            <text:p text:style-name="P1"><text:span text:style-name="T2">name</text:span><text:span text:style-name="T2"><text:tab/></text:span><text:span text:style-name="T2">VARCHAR(50)</text:span></text:p>
            <text:p text:style-name="P1"><text:span text:style-name="T2">locale</text:span><text:span text:style-name="T2"><text:tab/></text:span><text:span text:style-name="T2">VARCHAR(15)</text:span></text:p>
            <text:p text:style-name="P1"><text:span text:style-name="T2">team_id</text:span><text:span text:style-name="T2"><text:tab/></text:span><text:span text:style-name="T2">INT</text:span></text:p>
          </draw:text-box>
          <draw:glue-point draw:id="4" svg:x="5cm" svg:y="-0.88cm"/>
          <draw:glue-point draw:id="5" svg:x="-5cm" svg:y="3.2cm"/>
        </draw:frame>
        <draw:frame draw:style-name="gr2" draw:text-style-name="P3" draw:id="id3" draw:layer="layout" svg:width="5.5cm" svg:height="4.921cm" svg:x="1.7cm" svg:y="5.8cm">
          <draw:text-box>
            <text:p text:style-name="P1"><text:span text:style-name="T1">person (models.User)</text:span></text:p>
            <text:p text:style-name="P1"><text:span text:style-name="T1">-------------------------</text:span></text:p>
            <text:p text:style-name="P5"><text:span text:style-name="T2">id</text:span><text:span text:style-name="T2"><text:tab/></text:span><text:span text:style-name="T2">INT AUTO</text:span></text:p>
            <text:p text:style-name="P5"><text:span text:style-name="T4">name</text:span><text:span text:style-name="T2"><text:tab/></text:span><text:span text:style-name="T2">VARCHAR(50)</text:span></text:p>
            <text:p text:style-name="P5"><text:span text:style-name="T4">email</text:span><text:span text:style-name="T2"><text:tab/></text:span><text:span text:style-name="T2">VARCHAR(50)</text:span></text:p>
            <text:p text:style-name="P5"><text:span text:style-name="T2">svn_account</text:span><text:span text:style-name="T2"><text:tab/></text:span><text:span text:style-name="T2">VARCHAR(20)</text:span></text:p>
            <text:p text:style-name="P5"><text:span text:style-name="T2">image</text:span><text:span text:style-name="T2"><text:tab/></text:span><text:span text:style-name="T2">VARCHAR(50)</text:span></text:p>
            <text:p text:style-name="P5"><text:span text:style-name="T2">webpage_url</text:span><text:span text:style-name="T2"><text:tab/></text:span><text:span text:style-name="T2">VARCHAR(50)</text:span></text:p>
            <text:p text:style-name="P5"><text:span text:style-name="T2">irc_nick</text:span><text:span text:style-name="T2"><text:tab/></text:span><text:span text:style-name="T2">VARCHAR(20)</text:span></text:p>
            <text:p text:style-name="P5"><text:span text:style-name="T2">bugzilla_account</text:span><text:span text:style-name="T2"><text:tab/></text:span><text:span text:style-name="T2">VARCHAR(50)</text:span></text:p>
            <text:p text:style-name="P5"><text:span text:style-name="T4">*maintains_modules*</text:span></text:p>
            <text:p text:style-name="P5"><text:span text:style-name="T4">*coordinates_teams*</text:span></text:p>
          </draw:text-box>
          <draw:glue-point draw:id="4" svg:x="5cm" svg:y="-2.086cm"/>
          <draw:glue-point draw:id="5" svg:x="-5cm" svg:y="-2.06cm"/>
        </draw:frame>
        <draw:frame draw:style-name="gr2" draw:text-style-name="P3" draw:id="id4" draw:layer="layout" svg:width="6cm" svg:height="3.497cm" svg:x="2.9cm" svg:y="15.5cm">
          <draw:text-box>
            <text:p text:style-name="P1"><text:span text:style-name="T1">team (models.Group)</text:span></text:p>
            <text:p text:style-name="P1"><text:span text:style-name="T1">-------------------------</text:span></text:p>
            <text:p text:style-name="P6"><text:span text:style-name="T2">id</text:span><text:span text:style-name="T2"><text:tab/></text:span><text:span text:style-name="T2">INT AUTO</text:span></text:p>
            <text:p text:style-name="P6"><text:span text:style-name="T2">description</text:span><text:span text:style-name="T2"><text:tab/></text:span><text:span text:style-name="T2">TEXT</text:span></text:p>
            <text:p text:style-name="P6"><text:span text:style-name="T2">official_coordinator_id</text:span><text:span text:style-name="T2"><text:tab/></text:span><text:span text:style-name="T2">INT</text:span></text:p>
            <text:p text:style-name="P6"><text:span text:style-name="T2">webpage_url</text:span><text:span text:style-name="T2"><text:tab/></text:span><text:span text:style-name="T2">VARCHAR(50)</text:span></text:p>
            <text:p text:style-name="P6"><text:span text:style-name="T2">mailing_list</text:span><text:span text:style-name="T2"><text:tab/></text:span><text:span text:style-name="T2">VARCHAR(50)</text:span></text:p>
            <text:p text:style-name="P6"><text:span text:style-name="T2">mailing_list_subscribe</text:span><text:span text:style-name="T2"><text:tab/></text:span><text:span text:style-name="T2">VARCHAR(50)</text:span></text:p>
          </draw:text-box>
          <draw:glue-point draw:id="4" svg:x="5cm" svg:y="-1.109cm"/>
          <draw:glue-point draw:id="5" svg:x="-5cm" svg:y="1.146cm"/>
          <draw:glue-point draw:id="6" svg:x="-5cm" svg:y="-0.872cm"/>
        </draw:frame>
        <draw:frame draw:style-name="gr4" draw:text-style-name="P3" draw:id="id8" draw:layer="layout" svg:width="5.33cm" svg:height="3.853cm" svg:x="8.5cm" svg:y="10.3cm">
          <draw:text-box>
            <text:p text:style-name="P1"><text:span text:style-name="T1">domain</text:span></text:p>
            <text:p text:style-name="P1"><text:span text:style-name="T1">-------------------------</text:span></text:p>
            <text:p text:style-name="P1"><text:span text:style-name="T2">id</text:span><text:span text:style-name="T2"><text:tab/></text:span><text:span text:style-name="T2">INT NOT NULL</text:span></text:p>
            <text:p text:style-name="P1"><text:span text:style-name="T2">module_id</text:span><text:span text:style-name="T2"><text:tab/></text:span><text:span text:style-name="T2">INT</text:span></text:p>
            <text:p text:style-name="P1"><text:span text:style-name="T2">name</text:span><text:span text:style-name="T2"><text:tab/></text:span><text:span text:style-name="T2">VARCHAR(50)</text:span></text:p>
            <text:p text:style-name="P1"><text:span text:style-name="T2">description</text:span><text:span text:style-name="T2"><text:tab/></text:span><text:span text:style-name="T2">TEXT</text:span></text:p>
            <text:p text:style-name="P1"><text:span text:style-name="T2">dtype</text:span><text:span text:style-name="T2"><text:tab/></text:span><text:span text:style-name="T2">ENUM('ui, 'doc)</text:span></text:p>
            <text:p text:style-name="P1"><text:span text:style-name="T2">directory</text:span><text:span text:style-name="T2"><text:tab/></text:span><text:span text:style-name="T2">VARCHAR(50)</text:span></text:p>
            <text:p text:style-name="P1"><text:span text:style-name="T2">pot_method</text:span><text:span text:style-name="T2"><text:tab/></text:span><text:span text:style-name="T2">VARCHAR(50)</text:span></text:p>
          </draw:text-box>
          <draw:glue-point draw:id="4" svg:x="5cm" svg:y="-0.88cm"/>
          <draw:glue-point draw:id="5" svg:x="-4.938cm" svg:y="-0.622cm"/>
        </draw:frame>
        <draw:frame draw:style-name="gr5" draw:text-style-name="P3" draw:id="id9" draw:layer="layout" svg:width="5.03cm" svg:height="3.853cm" svg:x="22.854cm" svg:y="4.662cm">
          <draw:text-box>
            <text:p text:style-name="P1"><text:span text:style-name="T1">category</text:span></text:p>
            <text:p text:style-name="P1"><text:span text:style-name="T1">-------------------------</text:span></text:p>
            <text:p text:style-name="P4"><text:span text:style-name="T2">id</text:span><text:span text:style-name="T2"><text:tab/></text:span><text:span text:style-name="T2">INT NOT NULL</text:span></text:p>
            <text:p text:style-name="P4"><text:span text:style-name="T2">release_id</text:span><text:span text:style-name="T2"><text:tab/></text:span><text:span text:style-name="T2">INT</text:span></text:p>
            <text:p text:style-name="P4"><text:span text:style-name="T2">branch_id</text:span><text:span text:style-name="T2"><text:tab/></text:span><text:span text:style-name="T2">INT</text:span></text:p>
            <text:p text:style-name="P7"><text:span text:style-name="T2">name</text:span><text:span text:style-name="T2"><text:tab/></text:span><text:span text:style-name="T2">ENUM('default', 'admin-tools', 'dev-tools', 'desktop', 'dev-platform', 'proposed')</text:span></text:p>
          </draw:text-box>
          <draw:glue-point draw:id="4" svg:x="5cm" svg:y="-0.88cm"/>
          <draw:glue-point draw:id="5" svg:x="-5cm" svg:y="1.341cm"/>
          <draw:glue-point draw:id="6" svg:x="-4.988cm" svg:y="0.283cm"/>
        </draw:frame>
        <draw:frame draw:style-name="gr6" draw:text-style-name="P3" draw:id="id10" draw:layer="layout" svg:width="5.275cm" svg:height="3.853cm" svg:x="22.854cm" svg:y="8.9cm">
          <draw:text-box>
            <text:p text:style-name="P1"><text:span text:style-name="T1">release</text:span></text:p>
            <text:p text:style-name="P1"><text:span text:style-name="T1">-------------------------</text:span></text:p>
            <text:p text:style-name="P8"><text:span text:style-name="T2">id</text:span><text:span text:style-name="T2"><text:tab/></text:span><text:span text:style-name="T2">INT NOT NULL</text:span></text:p>
            <text:p text:style-name="P8"><text:span text:style-name="T2">name</text:span><text:span text:style-name="T2"><text:tab/></text:span><text:span text:style-name="T2">VARCHAR(20)</text:span></text:p>
            <text:p text:style-name="P8"><text:span text:style-name="T2">description</text:span><text:span text:style-name="T2"><text:tab/></text:span><text:span text:style-name="T2">VARCHAR(50)</text:span></text:p>
            <text:p text:style-name="P8"><text:span text:style-name="T2">string_frozen</text:span><text:span text:style-name="T2"><text:tab/></text:span><text:span text:style-name="T2">BOOLEAN</text:span></text:p>
            <text:p text:style-name="P8"><text:span text:style-name="T2">status</text:span><text:span text:style-name="T2"><text:tab/></text:span><text:span text:style-name="T2">ENUM('official', unofficial', 'xternal')</text:span></text:p>
            <text:p text:style-name="P8"><text:span text:style-name="T4">*branches*</text:span></text:p>
          </draw:text-box>
          <draw:glue-point draw:id="4" svg:x="5cm" svg:y="-0.88cm"/>
          <draw:glue-point draw:id="5" svg:x="-4.999cm" svg:y="-1.032cm"/>
        </draw:frame>
        <draw:frame draw:style-name="gr7" draw:text-style-name="P3" draw:id="id6" draw:layer="layout" svg:width="5.9cm" svg:height="4.401cm" svg:x="15.514cm" svg:y="8.856cm">
          <draw:text-box>
            <text:p text:style-name="P1"><text:span text:style-name="T1">statistics</text:span></text:p>
            <text:p text:style-name="P1"><text:span text:style-name="T1">-------------------------</text:span></text:p>
            <text:p text:style-name="P2"><text:span text:style-name="T2">id</text:span><text:span text:style-name="T2"><text:tab/></text:span><text:span text:style-name="T2">INT AUTO</text:span></text:p>
            <text:p text:style-name="P2"><text:span text:style-name="T2">branch_id</text:span><text:span text:style-name="T2"><text:tab/></text:span><text:span text:style-name="T2">INT</text:span></text:p>
            <text:p text:style-name="P2"><text:span text:style-name="T2">domain_id</text:span><text:span text:style-name="T2"><text:tab/></text:span><text:span text:style-name="T2">INT</text:span></text:p>
            <text:p text:style-name="P2"><text:span text:style-name="T2">language_id</text:span><text:span text:style-name="T2"><text:tab/></text:span><text:span text:style-name="T2">INT</text:span></text:p>
            <text:p text:style-name="P2"><text:span text:style-name="T2">date</text:span><text:span text:style-name="T2"><text:tab/></text:span><text:span text:style-name="T2">DATETIME</text:span></text:p>
            <text:p text:style-name="P2"><text:span text:style-name="T2">translated</text:span><text:span text:style-name="T2"><text:tab/></text:span><text:span text:style-name="T2">INT</text:span></text:p>
            <text:p text:style-name="P2"><text:span text:style-name="T2">fuzzy</text:span><text:span text:style-name="T2"><text:tab/></text:span><text:span text:style-name="T2">INT</text:span></text:p>
            <text:p text:style-name="P2"><text:span text:style-name="T2">untranslated</text:span><text:span text:style-name="T2"><text:tab/></text:span><text:span text:style-name="T2">INT</text:span></text:p>
          </draw:text-box>
          <draw:glue-point draw:id="4" svg:x="5cm" svg:y="-1.854cm"/>
          <draw:glue-point draw:id="5" svg:x="-5cm" svg:y="0.79cm"/>
          <draw:glue-point draw:id="6" svg:x="-5cm" svg:y="-0.17cm"/>
          <draw:glue-point draw:id="7" svg:x="-5cm" svg:y="-1.013cm"/>
        </draw:frame>
        <draw:connector draw:style-name="gr8" draw:text-style-name="P9" draw:layer="layout" svg:x1="7.1cm" svg:y1="4.183cm" svg:x2="8.414cm" svg:y2="3.76cm" draw:start-shape="id1" draw:end-shape="id2" draw:end-glue-point="4" svg:d="m7100 4183h657v-423h657">
          <text:p text:style-name="P10"/>
        </draw:connector>
        <draw:connector draw:style-name="gr8" draw:text-style-name="P9" draw:layer="layout" svg:x1="1.773cm" svg:y1="4.999cm" svg:x2="1.7cm" svg:y2="7.247cm" draw:start-shape="id1" draw:start-glue-point="4" draw:end-shape="id3" draw:end-glue-point="5" svg:d="m1773 4999h-573v2248h500">
          <text:p text:style-name="P10"/>
        </draw:connector>
        <draw:connector draw:style-name="gr8" draw:text-style-name="P9" draw:layer="layout" svg:x1="2.9cm" svg:y1="17.648cm" svg:x2="1.7cm" svg:y2="7.247cm" draw:start-shape="id4" draw:start-glue-point="5" draw:end-shape="id3" draw:end-glue-point="5" svg:d="m2900 17648h-1700v-10401h500">
          <text:p text:style-name="P10"/>
        </draw:connector>
        <draw:connector draw:style-name="gr8" draw:text-style-name="P9" draw:layer="layout" svg:x1="9.9cm" svg:y1="18.46cm" svg:x2="8.9cm" svg:y2="16.861cm" draw:start-shape="id5" draw:start-glue-point="5" draw:end-shape="id4" draw:end-glue-point="4" svg:d="m9900 18460h-500v-1599h-500">
          <text:p text:style-name="P10"/>
        </draw:connector>
        <draw:connector draw:style-name="gr8" draw:text-style-name="P9" draw:layer="layout" svg:x1="15.514cm" svg:y1="10.611cm" svg:x2="15.559cm" svg:y2="5.491cm" draw:start-shape="id6" draw:start-glue-point="7" draw:end-shape="id7" draw:end-glue-point="5" svg:d="m15514 10611h-514v-5120h559">
          <text:p text:style-name="P10"/>
        </draw:connector>
        <draw:connector draw:style-name="gr8" draw:text-style-name="P9" draw:layer="layout" svg:x1="15.514cm" svg:y1="10.982cm" svg:x2="13.83cm" svg:y2="11.887cm" draw:start-shape="id6" draw:start-glue-point="6" draw:end-shape="id8" draw:end-glue-point="4" svg:d="m15514 10982h-842v905h-842">
          <text:p text:style-name="P10"/>
        </draw:connector>
        <draw:connector draw:style-name="gr8" draw:text-style-name="P9" draw:layer="layout" svg:x1="15.514cm" svg:y1="11.403cm" svg:x2="14.43cm" svg:y2="17.236cm" draw:start-shape="id6" draw:start-glue-point="5" draw:end-shape="id5" draw:end-glue-point="4" svg:d="m15514 11403h-542v5833h-542">
          <text:p text:style-name="P10"/>
        </draw:connector>
        <draw:connector draw:style-name="gr8" draw:text-style-name="P9" draw:layer="layout" svg:x1="15.5cm" svg:y1="6.598cm" svg:x2="14.314cm" svg:y2="3.667cm" draw:start-shape="id7" draw:start-glue-point="6" draw:end-shape="id2" draw:end-glue-point="5" svg:d="m15500 6598h-593v-2931h-593">
          <text:p text:style-name="P10"/>
        </draw:connector>
        <draw:connector draw:style-name="gr8" draw:text-style-name="P9" draw:layer="layout" svg:x1="22.854cm" svg:y1="7.104cm" svg:x2="20.53cm" svg:y2="5.346cm" draw:start-shape="id9" draw:start-glue-point="5" draw:end-shape="id7" draw:end-glue-point="4" svg:d="m22854 7104h-1162v-1758h-1162">
          <text:p text:style-name="P10"/>
        </draw:connector>
        <draw:connector draw:style-name="gr8" draw:text-style-name="P9" draw:layer="layout" svg:x1="22.861cm" svg:y1="6.697cm" svg:x2="22.855cm" svg:y2="10.429cm" draw:start-shape="id9" draw:start-glue-point="6" draw:end-shape="id10" draw:end-glue-point="5" svg:d="m22861 6697h-507v3732h501">
          <text:p text:style-name="P10"/>
        </draw:connector>
        <draw:frame draw:style-name="gr9" draw:text-style-name="P11" draw:layer="layout" svg:width="15.968cm" svg:height="0.62cm" svg:x="1cm" svg:y="19.38cm">
          <draw:text-box>
            <text:p text:style-name="P10"><text:span text:style-name="T4">Claude Paroz, Stéphane Raimbault , v1.1, 2008-12-11</text:span></text:p>
          </draw:text-box>
        </draw:frame>
        <draw:frame draw:style-name="gr10" draw:text-style-name="P10" draw:layer="layout" svg:width="16.246cm" svg:height="1.225cm" svg:x="5.756cm" svg:y="1.16cm">
          <draw:text-box>
            <text:p text:style-name="P12">Data Model for Djamned-Lies application + <text:span text:style-name="T5">Vertimus</text:span></text:p>
          </draw:text-box>
        </draw:frame>
        <draw:connector draw:style-name="gr8" draw:text-style-name="P9" draw:layer="layout" svg:x1="8.5cm" svg:y1="12.226cm" svg:x2="8.414cm" svg:y2="3.76cm" draw:start-shape="id8" draw:start-glue-point="3" draw:end-shape="id2" draw:end-glue-point="4" svg:d="m8500 12226h-586v-8466h500">
          <text:p text:style-name="P10"/>
        </draw:connector>
        <draw:frame draw:style-name="gr5" draw:text-style-name="P3" draw:id="id11" draw:layer="layout" svg:width="5.368cm" svg:height="3.141cm" svg:x="22.599cm" svg:y="15.64cm">
          <draw:text-box>
            <text:p text:style-name="P1"><text:span text:style-name="T1">information</text:span></text:p>
            <text:p text:style-name="P1"><text:span text:style-name="T1">-------------------------</text:span></text:p>
            <text:p text:style-name="P13"><text:span text:style-name="T2">id</text:span><text:span text:style-name="T2"><text:tab/></text:span><text:span text:style-name="T2">INT NOT NULL</text:span></text:p>
            <text:p text:style-name="P13"><text:span text:style-name="T2">statistics_id</text:span><text:span text:style-name="T2"><text:tab/></text:span><text:span text:style-name="T2">INT</text:span></text:p>
            <text:p text:style-name="P13"><text:span text:style-name="T2">type</text:span><text:span text:style-name="T2"><text:tab/></text:span><text:span text:style-name="T2">ENUM('info', 'warn', 'error')</text:span></text:p>
            <text:p text:style-name="P13"><text:span text:style-name="T2">description</text:span><text:span text:style-name="T2"><text:tab/></text:span><text:span text:style-name="T2">TEXT</text:span></text:p>
          </draw:text-box>
          <draw:glue-point draw:id="4" svg:x="5cm" svg:y="-0.88cm"/>
          <draw:glue-point draw:id="5" svg:x="-5cm" svg:y="0.85cm"/>
        </draw:frame>
        <draw:connector draw:style-name="gr8" draw:text-style-name="P9" draw:layer="layout" svg:x1="22.599cm" svg:y1="17.476cm" svg:x2="21.414cm" svg:y2="10.241cm" draw:start-shape="id11" draw:start-glue-point="5" draw:end-shape="id6" draw:end-glue-point="4" svg:d="m22599 17476h-592v-7235h-593">
          <text:p text:style-name="P10"/>
        </draw:connector>
        <draw:frame draw:style-name="gr2" draw:text-style-name="P3" draw:id="id12" draw:layer="layout" svg:width="5.5cm" svg:height="3.141cm" svg:x="1.937cm" svg:y="11.593cm">
          <draw:text-box>
            <text:p text:style-name="P1"><text:span text:style-name="T6">role</text:span></text:p>
            <text:p text:style-name="P1"><text:span text:style-name="T1">-------------------------</text:span></text:p>
            <text:p text:style-name="P5"><text:span text:style-name="T2">id</text:span><text:span text:style-name="T2"><text:tab/></text:span><text:span text:style-name="T2">INT AUTO</text:span></text:p>
            <text:p text:style-name="P5"><text:span text:style-name="T2">team_id</text:span><text:span text:style-name="T2"><text:tab/></text:span><text:span text:style-name="T2">INT</text:span></text:p>
            <text:p text:style-name="P5"><text:span text:style-name="T2">person_id</text:span><text:span text:style-name="T2"><text:tab/></text:span><text:span text:style-name="T2">INT</text:span></text:p>
            <text:p text:style-name="P5"><text:span text:style-name="T2">role</text:span><text:span text:style-name="T2"><text:tab/></text:span><text:span text:style-name="T2">ENUM('translator', 'reviewer', 'commiter')</text:span></text:p>
          </draw:text-box>
          <draw:glue-point draw:id="4" svg:x="5cm" svg:y="-0.88cm"/>
          <draw:glue-point draw:id="5" svg:x="-5cm" svg:y="-1.89cm"/>
          <draw:glue-point draw:id="6" svg:x="-5cm" svg:y="0.751cm"/>
          <draw:glue-point draw:id="7" svg:x="5cm" svg:y="1.91cm"/>
        </draw:frame>
        <draw:frame draw:style-name="gr11" draw:text-style-name="P14" draw:layer="layout" svg:width="4.848cm" svg:height="0.66cm" svg:x="2.068cm" svg:y="14.702cm">
          <draw:text-box>
            <text:p text:style-name="P10"><text:span text:style-name="T4">An admin has the flag is_staff</text:span></text:p>
          </draw:text-box>
        </draw:frame>
        <draw:frame draw:style-name="gr12" draw:text-style-name="P3" draw:layer="measurelines" svg:width="5.9cm" svg:height="4.921cm" svg:x="15.52cm" svg:y="14.533cm">
          <draw:text-box>
            <text:p text:style-name="P1"><text:span text:style-name="T6">vtm_action</text:span></text:p>
            <text:p text:style-name="P1"><text:span text:style-name="T1">-------------------------</text:span></text:p>
            <text:p text:style-name="P2"><text:span text:style-name="T2">id</text:span><text:span text:style-name="T2"><text:tab/></text:span><text:span text:style-name="T2">INT AUTO</text:span></text:p>
            <text:p text:style-name="P2"><text:span text:style-name="T2">branch_id</text:span><text:span text:style-name="T2"><text:tab/></text:span><text:span text:style-name="T2">INT</text:span></text:p>
            <text:p text:style-name="P2"><text:span text:style-name="T2">domain_id</text:span><text:span text:style-name="T2"><text:tab/></text:span><text:span text:style-name="T2">INT</text:span></text:p>
            <text:p text:style-name="P2"><text:span text:style-name="T2">language_id</text:span><text:span text:style-name="T2"><text:tab/></text:span><text:span text:style-name="T2">INT</text:span></text:p>
            <text:p text:style-name="P2"><text:span text:style-name="T2">person_id</text:span><text:span text:style-name="T2"><text:tab/></text:span><text:span text:style-name="T2">INT</text:span></text:p>
            <text:p text:style-name="P2"><text:span text:style-name="T2">code</text:span><text:span text:style-name="T2"><text:tab/></text:span><text:span text:style-name="T2">VARCHAR(8)</text:span></text:p>
            <text:p text:style-name="P2"><text:span text:style-name="T2">created</text:span><text:span text:style-name="T2"><text:tab/></text:span><text:span text:style-name="T2">DATETIME</text:span></text:p>
            <text:p text:style-name="P2"><text:span text:style-name="T2">filename</text:span><text:span text:style-name="T2"><text:tab/></text:span><text:span text:style-name="T2">VARCHAR(255)</text:span></text:p>
            <text:p text:style-name="P2"><text:span text:style-name="T2">comment</text:span><text:span text:style-name="T2"><text:tab/></text:span><text:span text:style-name="T2">TEXT</text:span></text:p>
            <text:p text:style-name="P2"><text:span text:style-name="T2"/></text:p>
          </draw:text-box>
          <draw:glue-point draw:id="4" svg:x="5cm" svg:y="-2.776cm"/>
          <draw:glue-point draw:id="5" svg:x="-5cm" svg:y="-0.95cm"/>
          <draw:glue-point draw:id="6" svg:x="-4.967cm" svg:y="-1.553cm"/>
          <draw:glue-point draw:id="7" svg:x="-5cm" svg:y="-2.082cm"/>
        </draw:frame>
        <draw:connector draw:style-name="gr8" draw:text-style-name="P9" draw:layer="layout" draw:line-skew="-0.22cm" svg:x1="7.437cm" svg:y1="13.762cm" svg:x2="7.2cm" svg:y2="7.234cm" draw:start-shape="id12" draw:start-glue-point="7" draw:end-shape="id3" draw:end-glue-point="4" svg:d="m7437 13762h280v-6528h-517">
          <text:p text:style-name="P10"/>
        </draw:connector>
        <draw:connector draw:style-name="gr8" draw:text-style-name="P9" draw:layer="layout" svg:x1="1.937cm" svg:y1="13.398cm" svg:x2="2.9cm" svg:y2="16.944cm" draw:start-shape="id12" draw:start-glue-point="6" draw:end-shape="id4" draw:end-glue-point="6" svg:d="m1937 13398h-500v3546h1463">
          <text:p text:style-name="P10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Claude</meta:initial-creator>
    <meta:creation-date>2008-08-11T10:46:18</meta:creation-date>
    <dc:creator>Claude</dc:creator>
    <dc:date>2008-12-11T21:27:11</dc:date>
    <meta:printed-by>Claude</meta:printed-by>
    <meta:print-date>2008-11-01T17:47:30</meta:print-date>
    <meta:editing-cycles>21</meta:editing-cycles>
    <meta:editing-duration>PT7H15M25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